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89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float" office:value="0.00000001258925">
            <text:p>1.2589E-08</text:p>
          </table:table-cell>
          <table:table-cell office:value-type="float" office:value="0.01266495">
            <text:p>1.2665E-02</text:p>
          </table:table-cell>
        </table:table-row>
        <table:table-row table:style-name="ro1">
          <table:table-cell office:value-type="float" office:value="0.00000001584893">
            <text:p>1.5849E-08</text:p>
          </table:table-cell>
          <table:table-cell office:value-type="float" office:value="0.01266495">
            <text:p>1.2665E-02</text:p>
          </table:table-cell>
        </table:table-row>
        <table:table-row table:style-name="ro1">
          <table:table-cell office:value-type="float" office:value="0.00000001995262">
            <text:p>1.9953E-08</text:p>
          </table:table-cell>
          <table:table-cell office:value-type="float" office:value="0.01266495">
            <text:p>1.2665E-02</text:p>
          </table:table-cell>
        </table:table-row>
        <table:table-row table:style-name="ro1">
          <table:table-cell office:value-type="float" office:value="0.00000002511886">
            <text:p>2.5119E-08</text:p>
          </table:table-cell>
          <table:table-cell office:value-type="float" office:value="0.01266495">
            <text:p>1.2665E-02</text:p>
          </table:table-cell>
        </table:table-row>
        <table:table-row table:style-name="ro1">
          <table:table-cell office:value-type="float" office:value="0.00000003162278">
            <text:p>3.1623E-08</text:p>
          </table:table-cell>
          <table:table-cell office:value-type="float" office:value="0.01266495">
            <text:p>1.2665E-02</text:p>
          </table:table-cell>
        </table:table-row>
        <table:table-row table:style-name="ro1">
          <table:table-cell office:value-type="float" office:value="0.00000003981072">
            <text:p>3.9811E-08</text:p>
          </table:table-cell>
          <table:table-cell office:value-type="float" office:value="0.01266495">
            <text:p>1.2665E-02</text:p>
          </table:table-cell>
        </table:table-row>
        <table:table-row table:style-name="ro1">
          <table:table-cell office:value-type="float" office:value="0.00000005011872">
            <text:p>5.0119E-08</text:p>
          </table:table-cell>
          <table:table-cell office:value-type="float" office:value="0.01266495">
            <text:p>1.2665E-02</text:p>
          </table:table-cell>
        </table:table-row>
        <table:table-row table:style-name="ro1">
          <table:table-cell office:value-type="float" office:value="0.00000006309573">
            <text:p>6.3096E-08</text:p>
          </table:table-cell>
          <table:table-cell office:value-type="float" office:value="0.01266495">
            <text:p>1.2665E-02</text:p>
          </table:table-cell>
        </table:table-row>
        <table:table-row table:style-name="ro1">
          <table:table-cell office:value-type="float" office:value="0.00000007943282">
            <text:p>7.9433E-08</text:p>
          </table:table-cell>
          <table:table-cell office:value-type="float" office:value="0.01266495">
            <text:p>1.2665E-02</text:p>
          </table:table-cell>
        </table:table-row>
        <table:table-row table:style-name="ro1">
          <table:table-cell office:value-type="float" office:value="0.0000001">
            <text:p>1.0000E-07</text:p>
          </table:table-cell>
          <table:table-cell office:value-type="float" office:value="0.01266495">
            <text:p>1.2665E-02</text:p>
          </table:table-cell>
        </table:table-row>
        <table:table-row table:style-name="ro1">
          <table:table-cell office:value-type="float" office:value="0.0000001258925">
            <text:p>1.2589E-07</text:p>
          </table:table-cell>
          <table:table-cell office:value-type="float" office:value="0.01266495">
            <text:p>1.2665E-02</text:p>
          </table:table-cell>
        </table:table-row>
        <table:table-row table:style-name="ro1">
          <table:table-cell office:value-type="float" office:value="0.0000001584893">
            <text:p>1.5849E-07</text:p>
          </table:table-cell>
          <table:table-cell office:value-type="float" office:value="0.01266495">
            <text:p>1.2665E-02</text:p>
          </table:table-cell>
        </table:table-row>
        <table:table-row table:style-name="ro1">
          <table:table-cell office:value-type="float" office:value="0.0000001995262">
            <text:p>1.9953E-07</text:p>
          </table:table-cell>
          <table:table-cell office:value-type="float" office:value="0.01266495">
            <text:p>1.2665E-02</text:p>
          </table:table-cell>
        </table:table-row>
        <table:table-row table:style-name="ro1">
          <table:table-cell office:value-type="float" office:value="0.0000002511886">
            <text:p>2.5119E-07</text:p>
          </table:table-cell>
          <table:table-cell office:value-type="float" office:value="0.01266495">
            <text:p>1.2665E-02</text:p>
          </table:table-cell>
        </table:table-row>
        <table:table-row table:style-name="ro1">
          <table:table-cell office:value-type="float" office:value="0.0000003162278">
            <text:p>3.1623E-07</text:p>
          </table:table-cell>
          <table:table-cell office:value-type="float" office:value="0.01266495">
            <text:p>1.2665E-02</text:p>
          </table:table-cell>
        </table:table-row>
        <table:table-row table:style-name="ro1">
          <table:table-cell office:value-type="float" office:value="0.0000003981072">
            <text:p>3.9811E-07</text:p>
          </table:table-cell>
          <table:table-cell office:value-type="float" office:value="0.01266495">
            <text:p>1.2665E-02</text:p>
          </table:table-cell>
        </table:table-row>
        <table:table-row table:style-name="ro1">
          <table:table-cell office:value-type="float" office:value="0.0000005011872">
            <text:p>5.0119E-07</text:p>
          </table:table-cell>
          <table:table-cell office:value-type="float" office:value="0.01266495">
            <text:p>1.2665E-02</text:p>
          </table:table-cell>
        </table:table-row>
        <table:table-row table:style-name="ro1">
          <table:table-cell office:value-type="float" office:value="0.0000006309573">
            <text:p>6.3096E-07</text:p>
          </table:table-cell>
          <table:table-cell office:value-type="float" office:value="0.01266495">
            <text:p>1.2665E-02</text:p>
          </table:table-cell>
        </table:table-row>
        <table:table-row table:style-name="ro1">
          <table:table-cell office:value-type="float" office:value="0.0000007943282">
            <text:p>7.9433E-07</text:p>
          </table:table-cell>
          <table:table-cell office:value-type="float" office:value="0.01266495">
            <text:p>1.2665E-02</text:p>
          </table:table-cell>
        </table:table-row>
        <table:table-row table:style-name="ro1">
          <table:table-cell office:value-type="float" office:value="0.000001">
            <text:p>1.0000E-06</text:p>
          </table:table-cell>
          <table:table-cell office:value-type="float" office:value="0.01266495">
            <text:p>1.2665E-02</text:p>
          </table:table-cell>
        </table:table-row>
        <table:table-row table:style-name="ro1">
          <table:table-cell office:value-type="float" office:value="0.000001258925">
            <text:p>1.2589E-06</text:p>
          </table:table-cell>
          <table:table-cell office:value-type="float" office:value="0.009453759">
            <text:p>9.4538E-03</text:p>
          </table:table-cell>
        </table:table-row>
        <table:table-row table:style-name="ro1">
          <table:table-cell office:value-type="float" office:value="0.000001584893">
            <text:p>1.5849E-06</text:p>
          </table:table-cell>
          <table:table-cell office:value-type="float" office:value="0.003931068">
            <text:p>3.9311E-03</text:p>
          </table:table-cell>
        </table:table-row>
        <table:table-row table:style-name="ro1">
          <table:table-cell office:value-type="float" office:value="0.000001995262">
            <text:p>1.9953E-06</text:p>
          </table:table-cell>
          <table:table-cell office:value-type="float" office:value="0.0009105872">
            <text:p>9.1059E-04</text:p>
          </table:table-cell>
        </table:table-row>
        <table:table-row table:style-name="ro1">
          <table:table-cell office:value-type="float" office:value="0.000002511886">
            <text:p>2.5119E-06</text:p>
          </table:table-cell>
          <table:table-cell office:value-type="float" office:value="0.0001174999">
            <text:p>1.1750E-04</text:p>
          </table:table-cell>
        </table:table-row>
        <table:table-row table:style-name="ro1">
          <table:table-cell office:value-type="float" office:value="0.000003162278">
            <text:p>3.1623E-06</text:p>
          </table:table-cell>
          <table:table-cell office:value-type="float" office:value="0.000008446144">
            <text:p>8.4461E-06</text:p>
          </table:table-cell>
        </table:table-row>
        <table:table-row table:style-name="ro1">
          <table:table-cell office:value-type="float" office:value="0.000003981072">
            <text:p>3.9811E-06</text:p>
          </table:table-cell>
          <table:table-cell office:value-type="float" office:value="0.0000003382084">
            <text:p>3.3821E-07</text:p>
          </table:table-cell>
        </table:table-row>
        <table:table-row table:style-name="ro1">
          <table:table-cell office:value-type="float" office:value="0.000005011872">
            <text:p>5.0119E-06</text:p>
          </table:table-cell>
          <table:table-cell office:value-type="float" office:value="0.000000007544238">
            <text:p>7.5442E-09</text:p>
          </table:table-cell>
        </table:table-row>
        <table:table-row table:style-name="ro1">
          <table:table-cell office:value-type="float" office:value="0.000006309573">
            <text:p>6.3096E-06</text:p>
          </table:table-cell>
          <table:table-cell office:value-type="float" office:value="0">
            <text:p>0.0000E+00</text:p>
          </table:table-cell>
        </table:table-row>
        <table:table-row table:style-name="ro1">
          <table:table-cell office:value-type="float" office:value="0.000007943282">
            <text:p>7.9433E-06</text:p>
          </table:table-cell>
          <table:table-cell office:value-type="float" office:value="0">
            <text:p>0.0000E+00</text:p>
          </table:table-cell>
        </table:table-row>
        <table:table-row table:style-name="ro1">
          <table:table-cell office:value-type="float" office:value="0.00001">
            <text:p>1.0000E-05</text:p>
          </table:table-cell>
          <table:table-cell office:value-type="float" office:value="0">
            <text:p>0.0000E+00</text:p>
          </table:table-cell>
        </table:table-row>
        <table:table-row table:style-name="ro1">
          <table:table-cell office:value-type="float" office:value="0.00001258925">
            <text:p>1.2589E-05</text:p>
          </table:table-cell>
          <table:table-cell office:value-type="float" office:value="0">
            <text:p>0.0000E+00</text:p>
          </table:table-cell>
        </table:table-row>
        <table:table-row table:style-name="ro1">
          <table:table-cell office:value-type="float" office:value="0.00001584893">
            <text:p>1.5849E-05</text:p>
          </table:table-cell>
          <table:table-cell office:value-type="float" office:value="0">
            <text:p>0.0000E+00</text:p>
          </table:table-cell>
        </table:table-row>
        <table:table-row table:style-name="ro1">
          <table:table-cell office:value-type="float" office:value="0.00001995262">
            <text:p>1.9953E-05</text:p>
          </table:table-cell>
          <table:table-cell office:value-type="float" office:value="0">
            <text:p>0.0000E+00</text:p>
          </table:table-cell>
        </table:table-row>
        <table:table-row table:style-name="ro1">
          <table:table-cell office:value-type="float" office:value="0.00002511886">
            <text:p>2.5119E-05</text:p>
          </table:table-cell>
          <table:table-cell office:value-type="float" office:value="0">
            <text:p>0.0000E+00</text:p>
          </table:table-cell>
        </table:table-row>
        <table:table-row table:style-name="ro1">
          <table:table-cell office:value-type="float" office:value="0.00003162278">
            <text:p>3.1623E-05</text:p>
          </table:table-cell>
          <table:table-cell office:value-type="float" office:value="0">
            <text:p>0.0000E+00</text:p>
          </table:table-cell>
        </table:table-row>
        <table:table-row table:style-name="ro1">
          <table:table-cell office:value-type="float" office:value="0.00003981072">
            <text:p>3.9811E-05</text:p>
          </table:table-cell>
          <table:table-cell office:value-type="float" office:value="0">
            <text:p>0.0000E+00</text:p>
          </table:table-cell>
        </table:table-row>
        <table:table-row table:style-name="ro1">
          <table:table-cell office:value-type="float" office:value="0.00005011872">
            <text:p>5.0119E-05</text:p>
          </table:table-cell>
          <table:table-cell office:value-type="float" office:value="0">
            <text:p>0.0000E+00</text:p>
          </table:table-cell>
        </table:table-row>
        <table:table-row table:style-name="ro1">
          <table:table-cell office:value-type="float" office:value="0.00006309573">
            <text:p>6.3096E-05</text:p>
          </table:table-cell>
          <table:table-cell office:value-type="float" office:value="0">
            <text:p>0.0000E+00</text:p>
          </table:table-cell>
        </table:table-row>
        <table:table-row table:style-name="ro1">
          <table:table-cell office:value-type="float" office:value="0.00007943282">
            <text:p>7.9433E-05</text:p>
          </table:table-cell>
          <table:table-cell office:value-type="float" office:value="0">
            <text:p>0.0000E+00</text:p>
          </table:table-cell>
        </table:table-row>
        <table:table-row table:style-name="ro1">
          <table:table-cell office:value-type="float" office:value="0.0001">
            <text:p>1.0000E-04</text:p>
          </table:table-cell>
          <table:table-cell office:value-type="float" office:value="0">
            <text:p>0.0000E+00</text:p>
          </table:table-cell>
        </table:table-row>
        <table:table-row table:style-name="ro1">
          <table:table-cell office:value-type="float" office:value="0.0001258925">
            <text:p>1.2589E-04</text:p>
          </table:table-cell>
          <table:table-cell office:value-type="float" office:value="0">
            <text:p>0.0000E+00</text:p>
          </table:table-cell>
        </table:table-row>
        <table:table-row table:style-name="ro1">
          <table:table-cell office:value-type="float" office:value="0.0001584893">
            <text:p>1.5849E-04</text:p>
          </table:table-cell>
          <table:table-cell office:value-type="float" office:value="0">
            <text:p>0.0000E+00</text:p>
          </table:table-cell>
        </table:table-row>
        <table:table-row table:style-name="ro1">
          <table:table-cell office:value-type="float" office:value="0.0001995262">
            <text:p>1.9953E-04</text:p>
          </table:table-cell>
          <table:table-cell office:value-type="float" office:value="0">
            <text:p>0.0000E+00</text:p>
          </table:table-cell>
        </table:table-row>
        <table:table-row table:style-name="ro1">
          <table:table-cell office:value-type="float" office:value="0.0002511886">
            <text:p>2.5119E-04</text:p>
          </table:table-cell>
          <table:table-cell office:value-type="float" office:value="0">
            <text:p>0.0000E+00</text:p>
          </table:table-cell>
        </table:table-row>
        <table:table-row table:style-name="ro1">
          <table:table-cell office:value-type="float" office:value="0.0003162278">
            <text:p>3.1623E-04</text:p>
          </table:table-cell>
          <table:table-cell office:value-type="float" office:value="0">
            <text:p>0.0000E+00</text:p>
          </table:table-cell>
        </table:table-row>
        <table:table-row table:style-name="ro1">
          <table:table-cell office:value-type="float" office:value="0.0003981072">
            <text:p>3.9811E-04</text:p>
          </table:table-cell>
          <table:table-cell office:value-type="float" office:value="0">
            <text:p>0.0000E+00</text:p>
          </table:table-cell>
        </table:table-row>
        <table:table-row table:style-name="ro1">
          <table:table-cell office:value-type="float" office:value="0.0005011872">
            <text:p>5.0119E-04</text:p>
          </table:table-cell>
          <table:table-cell office:value-type="float" office:value="0">
            <text:p>0.0000E+00</text:p>
          </table:table-cell>
        </table:table-row>
        <table:table-row table:style-name="ro1">
          <table:table-cell office:value-type="float" office:value="0.0006309573">
            <text:p>6.3096E-04</text:p>
          </table:table-cell>
          <table:table-cell office:value-type="float" office:value="0">
            <text:p>0.0000E+00</text:p>
          </table:table-cell>
        </table:table-row>
        <table:table-row table:style-name="ro1">
          <table:table-cell office:value-type="float" office:value="0.0007943282">
            <text:p>7.9433E-04</text:p>
          </table:table-cell>
          <table:table-cell office:value-type="float" office:value="0">
            <text:p>0.0000E+00</text:p>
          </table:table-cell>
        </table:table-row>
        <table:table-row table:style-name="ro1" table:number-rows-repeated="104852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 Condensed" style:language-asian="ja" style:country-asian="JP" style:font-name-complex="DejaVu Sans Condensed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4" number:min-integer-digits="1" number:min-exponent-digits="2"/>
    </number:number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6">2012/09/06</text:date>, <text:time>21:15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osuke Asano</meta:initial-creator>
    <meta:creation-date>2012-09-06T21:12:15</meta:creation-date>
    <dc:date>2012-09-06T21:15:05</dc:date>
    <dc:creator>Ryosuke Asano</dc:creator>
    <meta:editing-duration>PT2M50S</meta:editing-duration>
    <meta:editing-cycles>1</meta:editing-cycles>
    <meta:document-statistic meta:table-count="3" meta:cell-count="98" meta:object-count="0"/>
    <meta:generator>LibreOffice/3.4$Unix LibreOffice_project/340m1$Build-402</meta:generator>
  </office:meta>
</office:document-meta>
</file>